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ab6" officeooo:paragraph-rsid="0014e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Geschichte von Hans im Glück,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fen Brinckmann</meta:initial-creator>
    <meta:creation-date>2023-04-14T09:18:18.845880957</meta:creation-date>
    <dc:date>2023-04-14T09:19:04.734854176</dc:date>
    <dc:creator>Steffen Brinckmann</dc:creator>
    <meta:editing-duration>PT46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6.4.7.2$Linux_X86_64 LibreOffice_project/40$Build-2</meta:generator>
  </office:meta>
</office:document-meta>
</file>